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2376a" officeooo:paragraph-rsid="0002376a"/>
    </style:style>
    <style:style style:name="P2" style:family="paragraph" style:parent-style-name="Standard">
      <style:text-properties officeooo:rsid="0002376a" officeooo:paragraph-rsid="0002376a"/>
    </style:style>
    <style:style style:name="P3" style:family="paragraph" style:parent-style-name="Standard">
      <style:text-properties officeooo:rsid="000310f6" officeooo:paragraph-rsid="000310f6"/>
    </style:style>
    <style:style style:name="P4" style:family="paragraph" style:parent-style-name="Standard">
      <style:text-properties officeooo:rsid="0005012a" officeooo:paragraph-rsid="0005012a"/>
    </style:style>
    <style:style style:name="P5" style:family="paragraph" style:parent-style-name="Standard">
      <style:text-properties officeooo:rsid="0002376a" officeooo:paragraph-rsid="0002376a"/>
    </style:style>
    <style:style style:name="P6" style:family="paragraph" style:parent-style-name="Standard">
      <style:text-properties officeooo:rsid="0002376a" officeooo:paragraph-rsid="00057980"/>
    </style:style>
    <style:style style:name="P7" style:family="paragraph" style:parent-style-name="Standard">
      <style:text-properties officeooo:rsid="00057980" officeooo:paragraph-rsid="0002376a"/>
    </style:style>
    <style:style style:name="P8" style:family="paragraph" style:parent-style-name="Standard">
      <style:text-properties officeooo:rsid="00057980" officeooo:paragraph-rsid="00057980"/>
    </style:style>
    <style:style style:name="P9" style:family="paragraph" style:parent-style-name="Standard">
      <style:text-properties officeooo:rsid="00066209" officeooo:paragraph-rsid="00066209"/>
    </style:style>
    <style:style style:name="P10" style:family="paragraph" style:parent-style-name="Standard">
      <style:text-properties officeooo:rsid="000310f6" officeooo:paragraph-rsid="000310f6"/>
    </style:style>
    <style:style style:name="P11" style:family="paragraph" style:parent-style-name="Standard">
      <style:paragraph-properties fo:break-before="page"/>
      <style:text-properties officeooo:rsid="000310f6" officeooo:paragraph-rsid="000310f6"/>
    </style:style>
    <style:style style:name="P12" style:family="paragraph" style:parent-style-name="Standard">
      <style:text-properties officeooo:rsid="000840a2" officeooo:paragraph-rsid="000840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0310f6"/>
    </style:style>
    <style:style style:name="T4" style:family="text">
      <style:text-properties officeooo:rsid="0005012a"/>
    </style:style>
    <style:style style:name="T5" style:family="text">
      <style:text-properties officeooo:rsid="00057980"/>
    </style:style>
    <style:style style:name="T6" style:family="text">
      <style:text-properties officeooo:rsid="000662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al é o primeiro informe no que se define o termo sustentabilidade e se fala por primeira vez dos tres criteiros básicos (ASG)? Quén e o organismo que promove ese informe? En qué ano?</text:p>
      <text:p text:style-name="P7"/>
      <text:p text:style-name="P6">- <text:span text:style-name="T5">A (ambiente): <text:s/>- La empresa aborda el cambio climático y el impacto de sus actividades en el planeta. Así como recursos naturales.</text:span></text:p>
      <text:p text:style-name="P6"/>
      <text:p text:style-name="P6"><text:span text:style-name="T5">- S (Social): -Se refiere a como una empresa trata a los empleados y la comunidad donde esta insertada. Otras cosas:</text:span></text:p>
      <text:p text:style-name="P6">- <text:span text:style-name="T5">Condiciones laborales</text:span></text:p>
      <text:p text:style-name="P6">- <text:span text:style-name="T5">Relacións entre los trabajadores</text:span></text:p>
      <text:p text:style-name="P6">- <text:span text:style-name="T5">Cumplimiento de los derechos humanos</text:span></text:p>
      <text:p text:style-name="P6">- <text:span text:style-name="T5">Pólitica de concienciación</text:span></text:p>
      <text:p text:style-name="P6">- <text:span text:style-name="T5">Relación con el entorno</text:span></text:p>
      <text:p text:style-name="P6"/>
      <text:p text:style-name="P6">- <text:span text:style-name="T5">G (Gobernanza): - Se relaciona con la estructura y el gobierno de las empresas, la lucha contra la corrupción y la toma de decisiones.</text:span></text:p>
      <text:p text:style-name="P6"/>
      <text:p text:style-name="P8">El ASG entra en vigor el año fiscal de 2022 <text:span text:style-name="T6">el día 15</text:span> por parte del <text:span text:style-name="T6">SFDR o (Reglamento de divulgación de finanzas sostenibles).</text:span></text:p>
      <text:p text:style-name="P2"/>
      <text:p text:style-name="P2">2. Qué é a axenda 2030? Cantos obxectivos e metas ten?</text:p>
      <text:p text:style-name="P9">Es un programa impulsado por la ONU. Tiene como finalidad favorecer tanto a las personas como al planeta mediante los 17 Objetivos de Desarrollo Sostenible.</text:p>
      <text:p text:style-name="P9"/>
      <text:p text:style-name="P9">Los metas que tienen son:</text:p>
      <text:p text:style-name="P9"/>
      <text:p text:style-name="P9">- Fin de la pobreza,Hambre cero,Salud y bienestar,Educación de calidad,Igualdad de género,Agua limpia y saneamiento,Energía asequible y no contaminante,Trabajo decente y crecimiento economico,Industria,innovación e infrastructura,Reducción de las desigualdades,Ciudades y comunidades sostenibles,Producción y consumo responsable,Acción por el clima,Vida submarina,Vida de ecosistemas terrestres,Paz, justicia e instituciones sólidas,Alianzas para lograr los objetivos.</text:p>
      <text:p text:style-name="P2"/>
      <text:p text:style-name="P2">3. Cal é o obxectivo do Acordo de París en termos de temperatura a acadar?</text:p>
      <text:p text:style-name="P2"/>
      <text:p text:style-name="P12">El objetivo del Acordo de París es </text:p>
      <text:p text:style-name="P2"/>
      <text:p text:style-name="P2">4. Cita alg<text:span text:style-name="T3">unha lei/plan do Marco Estratéxico de Enerxía e Clima de España, e indica que se procura con iso.</text:span></text:p>
      <text:p text:style-name="P2"/>
      <text:p text:style-name="P3"/>
      <text:p text:style-name="P3">5. Cantos principios ten o pacto mundial? Escolle os tres que che parezan máis relevantes, e un que creas que en Galicia ou España este acadado ou preto de ser acadado.</text:p>
      <text:p text:style-name="P3"/>
      <text:p text:style-name="P3"/>
      <text:p text:style-name="P3"/>
      <text:p text:style-name="P11">6. Cáles son as 5 P da sustentabilidade?</text:p>
      <text:p text:style-name="P3"/>
      <text:p text:style-name="P12">Personas: Garantizar que todas las personas puedan acceder a recursos que les otorguen una vida saludable.</text:p>
      <text:p text:style-name="P12"/>
      <text:p text:style-name="P12">Planeta: Las políticas medioambientales y el uso responsable.</text:p>
      <text:p text:style-name="P12"/>
      <text:p text:style-name="P12">Prosperidad: Usar finanzas sostenibles para erradicar la pobreza.</text:p>
      <text:p text:style-name="P12"/>
      <text:p text:style-name="P12">Paz: Una sociedad basada en la sostenibilidad. Una sociedad pacifica y justa.</text:p>
      <text:p text:style-name="P12"/>
      <text:p text:style-name="P12">Participación: Las alianzas entre pueblos y civilizaciones son fundamentales.</text:p>
      <text:p text:style-name="P3"/>
      <text:p text:style-name="P3">7. Qué son os ‘’stakeholders’’? Cita algúns que pode haber asociados a actividade dunha empresa?</text:p>
      <text:p text:style-name="P3"/>
      <text:p text:style-name="P3"/>
      <text:p text:style-name="P3">8. <text:span text:style-name="T4">Indica dúas estratexias de Investimento Socialmente Responsable. Busca e cita algunha banca ética que opere en España</text:span></text:p>
      <text:p text:style-name="P3"/>
      <text:p text:style-name="P4"/>
      <text:p text:style-name="P4">9. Cita dous indicadores de sustentabilidade ambiental e dous de sustentabilidade social</text:p>
      <text:p text:style-name="P4"/>
      <text:p text:style-name="P4"/>
      <text:p text:style-name="P4">10. Busca e comenta algunha nova do último mes relacionada co tema. Escribe un par de párrafos coa tua opinión ou valoración sobre a devandita nova.</text:p>
      <text:p text:style-name="P2"/>
      <text:p text:style-name="P9">Fuentes:</text:p>
      <text:p text:style-name="P9"/>
      <text:p text:style-name="P9"><text:a xlink:type="simple" xlink:href="https://www.eleconomista.es/inversion-sostenible-asg/noticias/11593370/01/22/2021-el-ano-del-despegue-de-la-regulacion-ESG.html" text:style-name="Internet_20_link" text:visited-style-name="Visited_20_Internet_20_Link">2021, el año del despegue de la regulación ESG (eleconomista.es)</text:a> </text:p>
      <text:p text:style-name="P9"/>
      <text:p text:style-name="P9"><text:a xlink:type="simple" xlink:href="https://www.ecologiaverde.com/que-es-la-agenda-2030-para-el-desarrollo-sostenible-1185.html#anchor_1" text:style-name="Internet_20_link" text:visited-style-name="Visited_20_Internet_20_Link">Qué es la Agenda 2030 para el desarrollo sostenible - Objetivos (ecologiaverde.com)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376a" officeooo:paragraph-rsid="0002376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1.</text:span> <text:span text:style-name="MT1">A sustentabilidade nas organizacións empresariais<text:tab/></text:span><text:span text:style-name="MT2">20.09.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6:06:23.402000000</meta:creation-date>
    <dc:date>2024-09-20T20:09:04.334000000</dc:date>
    <meta:editing-duration>PT26M48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2" meta:word-count="476" meta:character-count="3033" meta:non-whitespace-character-count="2585"/>
  </office:meta>
</office:document-meta>
</file>